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77cm" fo:min-width="3.42cm" fo:wrap-option="no-wrap"/>
    </style:style>
    <style:style style:name="gr2" style:family="graphic" style:parent-style-name="standard">
      <style:graphic-properties draw:textarea-horizontal-align="justify" draw:textarea-vertical-align="middle" draw:auto-grow-height="false" fo:min-height="1.284cm" fo:min-width="4.634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1.55cm" fo:min-width="4.301cm" fo:wrap-option="no-wrap"/>
    </style:style>
    <style:style style:name="gr5" style:family="graphic" style:parent-style-name="standard">
      <style:graphic-properties draw:textarea-horizontal-align="justify" draw:textarea-vertical-align="middle" draw:auto-grow-height="false" fo:min-height="2.251cm" fo:min-width="3.001cm" fo:wrap-option="no-wrap"/>
    </style:style>
    <style:style style:name="gr6" style:family="graphic" style:parent-style-name="standard">
      <style:graphic-properties draw:textarea-horizontal-align="justify" draw:textarea-vertical-align="middle" draw:auto-grow-height="false" fo:min-height="1.376cm" fo:min-width="4.526cm"/>
    </style:style>
    <style:style style:name="gr7" style:family="graphic" style:parent-style-name="standard">
      <style:graphic-properties draw:textarea-horizontal-align="justify" draw:textarea-vertical-align="middle" draw:auto-grow-height="false" fo:min-height="1.063cm" fo:min-width="2.301cm"/>
    </style:style>
    <style:style style:name="gr8" style:family="graphic" style:parent-style-name="standard">
      <style:graphic-properties draw:textarea-horizontal-align="justify" draw:textarea-vertical-align="middle" draw:auto-grow-height="false" fo:min-height="3.251cm" fo:min-width="2.901cm" fo:wrap-option="no-wrap"/>
    </style:style>
    <style:style style:name="gr9" style:family="graphic" style:parent-style-name="standard">
      <style:graphic-properties draw:textarea-horizontal-align="justify" draw:textarea-vertical-align="middle" draw:auto-grow-height="false" fo:min-height="2.951cm" fo:min-width="2.901cm" fo:wrap-option="no-wrap"/>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xml:id="id1" draw:id="id1" draw:layer="layout" svg:width="6cm" svg:height="2.2cm" svg:x="3.5cm" svg:y="2.4cm">
          <text:p text:style-name="P1">互联网站点</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5.3cm" svg:height="1.7cm" svg:x="3.9cm" svg:y="7.5cm">
          <text:p text:style-name="P1">爬虫服务器</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6.5cm" svg:y1="4.6cm" svg:x2="6.55cm" svg:y2="7.5cm" draw:start-shape="id1" draw:start-glue-point="2" draw:end-shape="id2" draw:end-glue-point="0" svg:d="M6500 4600l50 2900" svg:viewBox="0 0 51 2901">
          <text:p/>
        </draw:connector>
        <draw:custom-shape draw:style-name="gr4" draw:text-style-name="P1" draw:layer="layout" svg:width="4.8cm" svg:height="1.8cm" svg:x="12.2cm" svg:y="3.3cm">
          <text:p text:style-name="P1"><text:span text:style-name="T1">互联网信息</text:span></text:p>
          <draw:enhanced-geometry svg:viewBox="0 0 21600 21600" draw:glue-points="10800 0 0 10800 10800 21600 21600 10800 ?f40 ?f41" draw:text-areas="0 0 21600 21600" draw:type="rectangular-callout" draw:modifiers="-25055.2801499688 29371.68239866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5cm" svg:height="2.5cm" svg:x="14cm" svg:y="6.1cm">
          <text:p text:style-name="P3"><text:span text:style-name="T1">数据抓取</text:span></text:p>
          <text:p text:style-name="P3"><text:span text:style-name="T1">数据清洗</text:span></text:p>
          <text:p text:style-name="P3"><text:span text:style-name="T1">数据格式化</text:span></text:p>
          <draw:enhanced-geometry svg:viewBox="0 0 21600 21600" draw:glue-points="10800 0 0 10800 10800 21600 21600 10800 ?f40 ?f41" draw:text-areas="0 0 21600 21600" draw:type="rectangular-callout" draw:modifiers="-28318.766066838 19535.8656537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3" draw:id="id3" draw:layer="layout" svg:width="5.2cm" svg:height="1.8cm" svg:x="4cm" svg:y="11.5cm">
          <text:p text:style-name="P1">信息匹配服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4" draw:id="id4" draw:layer="layout" svg:width="5.2cm" svg:height="1.8cm" svg:x="4cm" svg:y="15.8cm">
          <text:p text:style-name="P1">项目管理功能</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6.55cm" svg:y1="9.2cm" svg:x2="6.6cm" svg:y2="11.5cm" draw:start-shape="id2" draw:start-glue-point="2" draw:end-shape="id3" draw:end-glue-point="0" svg:d="M6550 9200l50 2300" svg:viewBox="0 0 51 2301">
          <text:p/>
        </draw:connector>
        <draw:connector draw:style-name="gr3" draw:text-style-name="P2" draw:layer="layout" draw:type="line" svg:x1="6.6cm" svg:y1="13.3cm" svg:x2="6.6cm" svg:y2="15.8cm" draw:start-shape="id3" draw:start-glue-point="2" draw:end-shape="id4" draw:end-glue-point="0" svg:d="M6600 13300v2500" svg:viewBox="0 0 1 2501">
          <text:p/>
        </draw:connector>
        <draw:custom-shape draw:style-name="gr7" draw:text-style-name="P1" xml:id="id5" draw:id="id5" draw:layer="layout" svg:width="2.8cm" svg:height="2.1cm" svg:x="5.2cm" svg:y="20.3cm">
          <text:p text:style-name="P1">数据存储</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 draw:text-style-name="P2" draw:layer="layout" draw:type="line" svg:x1="6.6cm" svg:y1="17.6cm" svg:x2="6.6cm" svg:y2="20.3cm" draw:start-shape="id4" draw:start-glue-point="2" draw:end-shape="id5" draw:end-glue-point="5" svg:d="M6600 17600v2700" svg:viewBox="0 0 1 2701">
          <text:p/>
        </draw:connector>
        <draw:custom-shape draw:style-name="gr8" draw:text-style-name="P4" draw:layer="layout" svg:width="3.4cm" svg:height="3.5cm" svg:x="13.4cm" svg:y="12cm">
          <text:p text:style-name="P3"><text:span text:style-name="T1">项目跟踪</text:span></text:p>
          <text:p text:style-name="P3"><text:span text:style-name="T1">状态管理</text:span></text:p>
          <text:p text:style-name="P3"><text:span text:style-name="T1">绩效管理</text:span></text:p>
          <text:p text:style-name="P3"><text:span text:style-name="T1">可视化统计</text:span></text:p>
          <draw:enhanced-geometry svg:viewBox="0 0 21600 21600" draw:glue-points="10800 0 0 10800 10800 21600 21600 10800 ?f40 ?f41" draw:text-areas="0 0 21600 21600" draw:type="rectangular-callout" draw:modifiers="-25563.0696853866 29349.10025706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4" draw:layer="layout" svg:width="3.4cm" svg:height="3.2cm" svg:x="13.4cm" svg:y="16.7cm">
          <text:p text:style-name="P3"><text:span text:style-name="T1">高速查询</text:span></text:p>
          <text:p text:style-name="P3"><text:span text:style-name="T1">多重备份</text:span></text:p>
          <text:p text:style-name="P3"><text:span text:style-name="T1">自动恢复</text:span></text:p>
          <text:p text:style-name="P3"><text:span text:style-name="T1"/></text:p>
          <draw:enhanced-geometry svg:viewBox="0 0 21600 21600" draw:glue-points="10800 0 0 10800 10800 21600 21600 10800 ?f40 ?f41" draw:text-areas="0 0 21600 21600" draw:type="rectangular-callout" draw:modifiers="-33031.9317847692 29042.9240862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5T12:01:07.299959387</meta:creation-date>
    <dc:date>2018-12-25T12:17:01.077560421</dc:date>
    <meta:editing-duration>PT5M18S</meta:editing-duration>
    <meta:editing-cycles>3</meta:editing-cycles>
    <meta:generator>LibreOffice/6.0.7.3$Linux_X86_64 LibreOffice_project/00m0$Build-3</meta:generator>
    <meta:document-statistic meta:object-count="13"/>
  </office:meta>
</office:document-meta>
</file>